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6b2394" draw:marker-start-width="0.276cm" draw:marker-end-width="0.276cm" draw:fill="none" draw:textarea-horizontal-align="left" draw:textarea-vertical-align="bottom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6b4794" draw:marker-start-width="0.276cm" draw:marker-end-width="0.276cm" draw:fill="solid" draw:fill-color="#ffcc99" draw:textarea-horizontal-align="justify" draw:textarea-vertical-align="bottom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color="#2323dc" draw:marker-start="Arrow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svg:stroke-color="#2323dc" draw:marker-start="Arrow" draw:marker-end="Arrow" draw:marker-end-width="0.3cm" draw:fill="solid" draw:fill-color="#0047ff" draw:textarea-horizontal-align="center" draw:textarea-vertical-align="middle"/>
    </style:style>
    <style:style style:name="gr14" style:family="graphic" style:parent-style-name="standard">
      <style:graphic-properties svg:stroke-color="#eb613d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svg:stroke-color="#2323dc" draw:marker-start="Arrow" draw:marker-end="" draw:marker-end-width="0.3cm" draw:textarea-horizontal-align="center" draw:textarea-vertical-align="middle"/>
    </style:style>
    <style:style style:name="gr16" style:family="graphic" style:parent-style-name="standard">
      <style:graphic-properties svg:stroke-color="#2323dc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color="#6b2394"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color="#6b2394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family="Arial" style:font-style-name="Normal" style:font-family-generic="swiss" fo:font-size="14pt" fo:language="en" fo:country="US" fo:font-weight="bold" style:font-family-asian="Arial" style:font-style-name-asian="Normal" style:font-family-generic-asian="swiss" style:font-size-asian="14pt" style:font-weight-asian="bold" style:font-family-complex="Arial" style:font-style-name-complex="Normal" style:font-family-generic-complex="swiss" style:font-size-complex="14pt" style:font-weight-complex="bold"/>
    </style:style>
    <style:style style:name="T5" style:family="text">
      <style:text-properties fo:font-family="Arial" style:font-style-name="Normal" style:font-family-generic="swiss" fo:font-size="14pt" fo:font-weight="bold" style:font-family-asian="Arial" style:font-style-name-asian="Normal" style:font-family-generic-asian="swiss" style:font-size-asian="14pt" style:font-weight-asian="bold" style:font-family-complex="Arial" style:font-style-name-complex="Normal" style:font-family-generic-complex="swiss" style:font-size-complex="14pt" style:font-weight-complex="bold"/>
    </style:style>
    <style:style style:name="T6" style:family="text">
      <style:text-properties fo:font-family="'Times New Roman'" style:font-style-name="Normal" style:font-family-generic="roman" fo:font-size="14pt" fo:font-weight="bold" style:font-family-asian="'Times New Roman'" style:font-style-name-asian="Normal" style:font-family-generic-asian="roman" style:font-size-asian="14pt" style:font-weight-asian="bold" style:font-family-complex="'Times New Roman'" style:font-style-name-complex="Normal" style:font-family-generic-complex="roman" style:font-size-complex="14pt" style:font-weight-complex="bold"/>
    </style:style>
    <style:style style:name="T7" style:family="text">
      <style:text-properties fo:color="#6b2394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892cm" svg:height="14.224cm" svg:x="1.508cm" svg:y="3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08cm" svg:height="4.826cm" svg:x="7.604cm" svg:y="15.478cm">
          <text:p text:style-name="P2"><text:span text:style-name="T1">module DLL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3" draw:id="id1" draw:layer="layout" svg:width="4.064cm" svg:height="1.016cm" svg:x="4.302cm" svg:y="1.508cm">
          <text:p text:style-name="P3"><text:span text:style-name="T2">bsServerReqOpenDev(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7" draw:layer="layout" svg:width="2.032cm" svg:height="2.032cm" svg:x="5.318cm" svg:y="5.064cm">
          <text:p text:style-name="P3"><text:span text:style-name="T3">request</text:span></text:p>
          <text:p text:style-name="P3"><text:span text:style-name="T3">dispatc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id="id8" draw:layer="layout" svg:width="2.54cm" svg:height="2.032cm" svg:x="8.874cm" svg:y="5.064cm">
          <text:p text:style-name="P3"><text:span text:style-name="T2">registered</text:span></text:p>
          <text:p text:style-name="P3"><text:span text:style-name="T2">client</text:span></text:p>
          <text:p text:style-name="P3"><text:span text:style-name="T2">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3" draw:id="id14" draw:layer="layout" svg:width="2.032cm" svg:height="1.016cm" svg:x="16.532cm" svg:y="5.826cm">
          <text:p text:style-name="P3"><text:span text:style-name="T2">refcnt++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id="id2" draw:layer="layout" svg:width="1.524cm" svg:height="1.016cm" svg:x="5.572cm" svg:y="4.048cm">
          <text:p text:style-name="P3"><text:span text:style-name="T2">client</text:span></text:p>
          <text:p text:style-name="P3"><text:span text:style-name="T2">socket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9" draw:layer="layout" svg:width="1.016cm" svg:height="0.762cm" svg:x="14.246cm" svg:y="15.82cm">
          <text:p text:style-name="P3"><text:span text:style-name="T2">return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9" draw:text-style-name="P4" draw:layer="layout" svg:x1="6.334cm" svg:y1="2.524cm" svg:x2="6.334cm" svg:y2="4.048cm" draw:start-shape="id1" draw:start-glue-point="2" draw:end-shape="id2" draw:end-glue-point="0" svg:d="m6334 2524v1524">
          <text:p/>
        </draw:connector>
        <draw:frame draw:style-name="gr10" draw:text-style-name="P5" draw:layer="layout" svg:width="1.052cm" svg:height="0.645cm" svg:x="22.844cm" svg:y="5.572cm">
          <draw:text-box>
            <text:p text:style-name="P5"><text:span text:style-name="T2">yes</text:span></text:p>
          </draw:text-box>
        </draw:frame>
        <draw:frame draw:style-name="gr10" draw:text-style-name="P5" draw:layer="layout" svg:width="0.891cm" svg:height="0.645cm" svg:x="22.207cm" svg:y="7.213cm">
          <draw:text-box>
            <text:p text:style-name="P5"><text:span text:style-name="T2">no</text:span></text:p>
          </draw:text-box>
        </draw:frame>
        <draw:custom-shape draw:style-name="gr6" draw:text-style-name="P3" draw:id="id34" draw:layer="layout" svg:width="3.048cm" svg:height="2.032cm" svg:x="2.016cm" svg:y="12.938cm">
          <text:p text:style-name="P3"><text:span text:style-name="T2">send response</text:span></text:p>
          <text:p text:style-name="P3"><text:span text:style-name="T2">with new virtual</text:span></text:p>
          <text:p text:style-name="P3"><text:span text:style-name="T2">connection handl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id="id10" draw:layer="layout" svg:width="3.048cm" svg:height="2.089cm" svg:x="4.81cm" svg:y="9.636cm">
          <text:p text:style-name="P3"><text:span text:style-name="T2">canonicalize</text:span></text:p>
          <text:p text:style-name="P3"><text:span text:style-name="T2"><text:s/></text:span><text:span text:style-name="T2">and</text:span></text:p>
          <text:p text:style-name="P3"><text:span text:style-name="T2">validate URI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id="id13" draw:layer="layout" svg:width="2.032cm" svg:height="2.032cm" svg:x="13.738cm" svg:y="5.318cm">
          <text:p text:style-name="P3"><text:span text:style-name="T2">mod</text:span></text:p>
          <text:p text:style-name="P3"><text:span text:style-name="T2">load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3" draw:id="id11" draw:layer="layout" svg:width="2.54cm" svg:height="2.032cm" svg:x="8.874cm" svg:y="7.35cm">
          <text:p text:style-name="P3"><text:span text:style-name="T2">virtual</text:span></text:p>
          <text:p text:style-name="P3"><text:span text:style-name="T2">connection</text:span></text:p>
          <text:p text:style-name="P3"><text:span text:style-name="T2">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g>
          <draw:custom-shape draw:style-name="gr6" draw:text-style-name="P3" draw:id="id5" draw:layer="layout" svg:width="2.032cm" svg:height="1.016cm" svg:x="2.432cm" svg:y="7.096cm">
            <text:p text:style-name="P3"><text:span text:style-name="T2">send error</text:span></text:p>
            <text:p text:style-name="P3"><text:span text:style-name="T2">respons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id="id3" draw:layer="layout" svg:width="1.016cm" svg:height="1.016cm" svg:x="2.94cm" svg:y="3.54cm">
            <text:p text:style-name="P4"><text:span text:style-name="T4">α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8" draw:text-style-name="P3" draw:id="id6" draw:layer="layout" svg:width="1.016cm" svg:height="0.762cm" svg:x="2.94cm" svg:y="8.874cm">
            <text:p text:style-name="P3"><text:span text:style-name="T2">done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11" draw:text-style-name="P4" draw:layer="layout" svg:x1="3.448cm" svg:y1="4.556cm" svg:x2="3.448cm" svg:y2="5.318cm" draw:start-shape="id3" draw:start-glue-point="8" draw:end-shape="id4" draw:end-glue-point="0" svg:d="m3448 4556v762">
            <text:p/>
          </draw:connector>
          <draw:connector draw:style-name="gr11" draw:text-style-name="P4" draw:layer="layout" svg:x1="3.448cm" svg:y1="8.112cm" svg:x2="3.448cm" svg:y2="8.874cm" draw:start-shape="id5" draw:start-glue-point="2" draw:end-shape="id6" draw:end-glue-point="4" svg:d="m3448 8112v762">
            <text:p/>
          </draw:connector>
          <draw:connector draw:style-name="gr9" draw:text-style-name="P4" draw:layer="layout" svg:x1="2.432cm" svg:y1="7.604cm" svg:x2="0.899cm" svg:y2="7.606cm" draw:start-shape="id5" draw:start-glue-point="3" svg:d="m2432 7604h-1017v2h-516">
            <text:p/>
          </draw:connector>
          <draw:custom-shape draw:style-name="gr6" draw:text-style-name="P3" draw:id="id4" draw:layer="layout" svg:width="2.032cm" svg:height="1.016cm" svg:x="2.432cm" svg:y="5.318cm">
            <text:p text:style-name="P3"><text:span text:style-name="T2">state</text:span></text:p>
            <text:p text:style-name="P3"><text:span text:style-name="T2">clean up</text:span></text:p>
            <draw:enhanced-geometry svg:viewBox="0 0 21600 21600" draw:type="rectangle" draw:enhanced-path="M 0 0 L 21600 0 21600 21600 0 21600 0 0 Z N"/>
          </draw:custom-shape>
          <draw:connector draw:style-name="gr11" draw:text-style-name="P4" draw:layer="layout" svg:x1="3.448cm" svg:y1="6.334cm" svg:x2="3.448cm" svg:y2="7.096cm" draw:start-shape="id4" draw:start-glue-point="2" draw:end-shape="id5" draw:end-glue-point="0" svg:d="m3448 6334v762">
            <text:p/>
          </draw:connector>
        </draw:g>
        <draw:custom-shape draw:style-name="gr6" draw:text-style-name="P3" draw:id="id9" draw:layer="layout" svg:width="2.032cm" svg:height="1.016cm" svg:x="5.318cm" svg:y="7.858cm">
          <text:p text:style-name="P3"><text:span text:style-name="T2">create new</text:span></text:p>
          <text:p text:style-name="P3"><text:span text:style-name="T2">vconn entry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id="id12" draw:layer="layout" svg:width="1.016cm" svg:height="1.016cm" svg:x="14.246cm" svg:y="3.54cm">
          <text:p text:style-name="P4"><text:span text:style-name="T5">β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8" draw:text-style-name="P6" draw:layer="layout" svg:width="1.016cm" svg:height="1.016cm" svg:x="21.643cm" svg:y="3.54cm">
          <text:p text:style-name="P7"><text:span text:style-name="T6">γ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6" draw:text-style-name="P3" draw:id="id15" draw:layer="layout" svg:width="3.048cm" svg:height="1.016cm" svg:x="13.23cm" svg:y="8.112cm">
          <text:p text:style-name="P3"><text:span text:style-name="T2">find and load </text:span></text:p>
          <text:p text:style-name="P3"><text:span text:style-name="T2">module's DL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19" draw:layer="layout" svg:width="3.048cm" svg:height="1.016cm" svg:x="8.62cm" svg:y="17.256cm">
          <text:p text:style-name="P3"><text:span text:style-name="T2">bsModInit(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id="id20" draw:layer="layout" svg:width="2.54cm" svg:height="2.032cm" svg:x="8.874cm" svg:y="10.652cm">
          <draw:glue-point draw:id="4" svg:x="5cm" svg:y="-2.5cm"/>
          <draw:glue-point draw:id="5" svg:x="5cm" svg:y="2.5cm"/>
          <text:p text:style-name="P3"><text:span text:style-name="T2">module</text:span></text:p>
          <text:p text:style-name="P3"><text:span text:style-name="T2">hash</text:span></text:p>
          <text:p text:style-name="P3"><text:span text:style-name="T2">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3" draw:id="id17" draw:layer="layout" svg:width="2.032cm" svg:height="1.016cm" svg:x="13.738cm" svg:y="11.668cm">
          <text:p text:style-name="P3"><text:span text:style-name="T2">insert in</text:span></text:p>
          <text:p text:style-name="P3"><text:span text:style-name="T2">mod 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21" draw:layer="layout" svg:width="3.048cm" svg:height="1.016cm" svg:x="8.62cm" svg:y="18.526cm">
          <text:p text:style-name="P3"><text:span text:style-name="T2">bsModOpen()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7.35cm" svg:y1="6.08cm" svg:x2="8.874cm" svg:y2="6.08cm" draw:start-shape="id7" draw:start-glue-point="10" draw:end-shape="id8" svg:d="m7350 6080h1524">
          <text:p/>
        </draw:connector>
        <draw:custom-shape draw:style-name="gr8" draw:text-style-name="P6" draw:id="id32" draw:layer="layout" svg:width="1.016cm" svg:height="1.016cm" svg:x="5.826cm" svg:y="12.938cm">
          <text:p text:style-name="P4"><text:span text:style-name="T5">β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6" draw:text-style-name="P3" draw:id="id16" draw:layer="layout" svg:width="3.048cm" svg:height="1.016cm" svg:x="13.23cm" svg:y="9.89cm">
          <draw:glue-point draw:id="4" svg:x="0.833cm" svg:y="2.5cm"/>
          <text:p text:style-name="P3"><text:span text:style-name="T2">call module's</text:span></text:p>
          <text:p text:style-name="P3"><text:span text:style-name="T2">init fun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id="id18" draw:layer="layout" svg:width="3.048cm" svg:height="1.016cm" svg:x="13.23cm" svg:y="13.954cm">
          <text:p text:style-name="P3"><text:span text:style-name="T2">call module's</text:span></text:p>
          <text:p text:style-name="P3"><text:span text:style-name="T2">open <text:s/>fun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id="id33" draw:layer="layout" svg:width="1.016cm" svg:height="1.016cm" svg:x="5.826cm" svg:y="14.97cm">
          <text:p text:style-name="P7"><text:span text:style-name="T6">γ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onnector draw:style-name="gr11" draw:text-style-name="P4" draw:layer="layout" svg:x1="6.334cm" svg:y1="8.874cm" svg:x2="6.334cm" svg:y2="9.636cm" draw:start-shape="id9" draw:start-glue-point="2" draw:end-shape="id10" draw:end-glue-point="0" svg:d="m6334 8874v762">
          <text:p/>
        </draw:connector>
        <draw:connector draw:style-name="gr11" draw:text-style-name="P4" draw:layer="layout" svg:x1="6.334cm" svg:y1="7.096cm" svg:x2="6.334cm" svg:y2="7.858cm" draw:start-shape="id7" draw:start-glue-point="8" draw:end-shape="id9" draw:end-glue-point="0" svg:d="m6334 7096v762">
          <text:p/>
        </draw:connector>
        <draw:connector draw:style-name="gr13" draw:text-style-name="P4" draw:layer="layout" svg:x1="7.35cm" svg:y1="8.366cm" svg:x2="8.874cm" svg:y2="8.366cm" draw:start-shape="id9" draw:start-glue-point="1" draw:end-shape="id11" svg:d="m7350 8366h1524">
          <text:p/>
        </draw:connector>
        <draw:connector draw:style-name="gr11" draw:text-style-name="P4" draw:layer="layout" svg:x1="14.754cm" svg:y1="4.556cm" svg:x2="14.754cm" svg:y2="5.318cm" draw:start-shape="id12" draw:start-glue-point="8" draw:end-shape="id13" draw:end-glue-point="4" svg:d="m14754 4556v762">
          <text:p/>
        </draw:connector>
        <draw:connector draw:style-name="gr11" draw:text-style-name="P4" draw:layer="layout" svg:x1="15.77cm" svg:y1="6.334cm" svg:x2="16.532cm" svg:y2="6.334cm" draw:start-shape="id13" draw:start-glue-point="7" draw:end-shape="id14" draw:end-glue-point="3" svg:d="m15770 6334h762">
          <text:p/>
        </draw:connector>
        <draw:connector draw:style-name="gr11" draw:text-style-name="P4" draw:layer="layout" svg:x1="14.754cm" svg:y1="7.35cm" svg:x2="14.754cm" svg:y2="8.112cm" draw:start-shape="id13" draw:start-glue-point="6" draw:end-shape="id15" draw:end-glue-point="0" svg:d="m14754 7350v762">
          <text:p/>
        </draw:connector>
        <draw:connector draw:style-name="gr11" draw:text-style-name="P4" draw:layer="layout" svg:x1="14.754cm" svg:y1="9.128cm" svg:x2="14.754cm" svg:y2="9.89cm" draw:start-shape="id15" draw:start-glue-point="2" draw:end-shape="id16" draw:end-glue-point="0" svg:d="m14754 9128v762">
          <text:p/>
        </draw:connector>
        <draw:connector draw:style-name="gr11" draw:text-style-name="P4" draw:layer="layout" svg:x1="14.754cm" svg:y1="10.906cm" svg:x2="14.754cm" svg:y2="11.668cm" draw:start-shape="id16" draw:start-glue-point="2" draw:end-shape="id17" draw:end-glue-point="0" svg:d="m14754 10906v762">
          <text:p/>
        </draw:connector>
        <draw:connector draw:style-name="gr11" draw:text-style-name="P4" draw:id="id28" draw:layer="layout" svg:x1="14.754cm" svg:y1="12.684cm" svg:x2="14.754cm" svg:y2="13.954cm" draw:start-shape="id17" draw:start-glue-point="2" draw:end-shape="id18" draw:end-glue-point="0" svg:d="m14754 12684v1270">
          <text:p/>
        </draw:connector>
        <draw:connector draw:style-name="gr14" draw:text-style-name="P4" draw:layer="layout" draw:line-skew="0.254cm" svg:x1="13.23cm" svg:y1="10.398cm" svg:x2="11.668cm" svg:y2="17.764cm" draw:start-shape="id16" draw:start-glue-point="3" draw:end-shape="id19" svg:d="m13230 10398h-527v7366h-1035">
          <text:p/>
        </draw:connector>
        <draw:connector draw:style-name="gr15" draw:text-style-name="P4" draw:layer="layout" draw:line-skew="-0.401cm" svg:x1="13.738cm" svg:y1="6.334cm" svg:x2="11.414cm" svg:y2="11.16cm" draw:start-shape="id13" draw:start-glue-point="5" draw:end-shape="id20" draw:end-glue-point="4" svg:d="m13738 6334h-1562v4826h-762">
          <text:p/>
        </draw:connector>
        <draw:connector draw:style-name="gr16" draw:text-style-name="P4" draw:layer="layout" svg:x1="13.738cm" svg:y1="12.176cm" svg:x2="11.414cm" svg:y2="12.176cm" draw:start-shape="id17" draw:start-glue-point="3" draw:end-shape="id20" draw:end-glue-point="5" svg:d="m13738 12176h-2324">
          <text:p/>
        </draw:connector>
        <draw:connector draw:style-name="gr14" draw:text-style-name="P4" draw:layer="layout" draw:line-skew="0.508cm" svg:x1="13.23cm" svg:y1="14.462cm" svg:x2="11.668cm" svg:y2="19.034cm" draw:start-shape="id18" draw:start-glue-point="3" draw:end-shape="id21" draw:end-glue-point="1" svg:d="m13230 14462h-273v4572h-1289">
          <text:p/>
        </draw:connector>
        <draw:custom-shape draw:style-name="gr5" draw:text-style-name="P3" draw:id="id31" draw:layer="layout" svg:width="2.54cm" svg:height="2.032cm" svg:x="18.018cm" svg:y="10.652cm">
          <text:p text:style-name="P3"><text:span text:style-name="T2">thread</text:span></text:p>
          <text:p text:style-name="P3"><text:span text:style-name="T2">hash</text:span></text:p>
          <text:p text:style-name="P3"><text:span text:style-name="T2">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3" draw:id="id23" draw:layer="layout" svg:width="2.032cm" svg:height="1.016cm" svg:x="23.929cm" svg:y="5.826cm">
          <text:p text:style-name="P3"><text:span text:style-name="T2">refcnt++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id="id22" draw:layer="layout" svg:width="2.032cm" svg:height="2.032cm" svg:x="21.135cm" svg:y="5.318cm">
          <text:p text:style-name="P3"><text:span text:style-name="T2">dev</text:span></text:p>
          <text:p text:style-name="P3"><text:span text:style-name="T2">thread</text:span></text:p>
          <text:p text:style-name="P3"><text:span text:style-name="T2">exis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3" draw:id="id24" draw:layer="layout" svg:width="3.117cm" svg:height="2.032cm" svg:x="20.589cm" svg:y="8.112cm">
          <text:p text:style-name="P3"><text:span text:style-name="T2">create thread</text:span></text:p>
          <text:p text:style-name="P3"><text:span text:style-name="T2">control block</text:span></text:p>
          <text:p text:style-name="P3"><text:span text:style-name="T2">and queu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id="id25" draw:layer="layout" svg:width="2.032cm" svg:height="1.016cm" svg:x="21.12cm" svg:y="11.16cm">
          <text:p text:style-name="P3"><text:span text:style-name="T2">insert in</text:span></text:p>
          <text:p text:style-name="P3"><text:span text:style-name="T2">thread <text:s/>tabl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id="id26" draw:layer="layout" svg:width="3.048cm" svg:height="1.016cm" svg:x="20.627cm" svg:y="13.192cm">
          <text:p text:style-name="P3"><text:span text:style-name="T2">create and start</text:span></text:p>
          <text:p text:style-name="P3"><text:span text:style-name="T2">thread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22.151cm" svg:y1="4.556cm" svg:x2="22.151cm" svg:y2="5.318cm" draw:end-shape="id22" draw:end-glue-point="4" svg:d="m22151 4556v762">
          <text:p/>
        </draw:connector>
        <draw:connector draw:style-name="gr11" draw:text-style-name="P4" draw:layer="layout" svg:x1="23.167cm" svg:y1="6.334cm" svg:x2="23.929cm" svg:y2="6.334cm" draw:start-shape="id22" draw:start-glue-point="7" draw:end-shape="id23" draw:end-glue-point="3" svg:d="m23167 6334h762">
          <text:p/>
        </draw:connector>
        <draw:connector draw:style-name="gr11" draw:text-style-name="P4" draw:layer="layout" svg:x1="22.151cm" svg:y1="7.35cm" svg:x2="22.147cm" svg:y2="8.112cm" draw:start-shape="id22" draw:start-glue-point="6" draw:end-shape="id24" draw:end-glue-point="0" svg:d="m22151 7350v382h-4v380">
          <text:p/>
        </draw:connector>
        <draw:connector draw:style-name="gr11" draw:text-style-name="P4" draw:layer="layout" svg:x1="22.147cm" svg:y1="10.144cm" svg:x2="22.136cm" svg:y2="11.16cm" draw:start-shape="id24" draw:start-glue-point="2" draw:end-shape="id25" draw:end-glue-point="0" svg:d="m22147 10144v508h-11v508">
          <text:p/>
        </draw:connector>
        <draw:connector draw:style-name="gr11" draw:text-style-name="P4" draw:layer="layout" svg:x1="22.136cm" svg:y1="12.176cm" svg:x2="22.151cm" svg:y2="13.192cm" draw:start-shape="id25" draw:start-glue-point="2" draw:end-shape="id26" draw:end-glue-point="0" svg:d="m22136 12176v508h15v508">
          <text:p/>
        </draw:connector>
        <draw:connector draw:style-name="gr11" draw:text-style-name="P4" draw:layer="layout" draw:line-skew="4.191cm" svg:x1="24.945cm" svg:y1="6.842cm" svg:x2="22.151cm" svg:y2="14.716cm" draw:start-shape="id23" draw:start-glue-point="2" draw:end-shape="id27" draw:end-glue-point="0" svg:d="m24945 6842v7874h-2794v0">
          <text:p/>
        </draw:connector>
        <draw:connector draw:style-name="gr11" draw:text-style-name="P4" draw:layer="layout" draw:line-skew="3.429cm" svg:x1="17.548cm" svg:y1="6.842cm" svg:x2="14.754cm" svg:y2="13.319cm" draw:start-shape="id14" draw:start-glue-point="2" draw:end-shape="id28" draw:end-glue-point="0" svg:d="m17548 6842v6350h-2794v127">
          <text:p/>
        </draw:connector>
        <draw:custom-shape draw:style-name="gr8" draw:text-style-name="P3" draw:id="id30" draw:layer="layout" svg:width="1.016cm" svg:height="0.762cm" svg:x="21.648cm" svg:y="15.832cm">
          <text:p text:style-name="P3"><text:span text:style-name="T2">retur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4" draw:layer="layout" svg:x1="14.754cm" svg:y1="14.97cm" svg:x2="14.754cm" svg:y2="15.82cm" draw:start-shape="id18" draw:start-glue-point="2" draw:end-shape="id29" draw:end-glue-point="4" svg:d="m14754 14970v850">
          <text:p/>
        </draw:connector>
        <draw:connector draw:style-name="gr11" draw:text-style-name="P4" draw:id="id27" draw:layer="layout" svg:x1="22.151cm" svg:y1="14.208cm" svg:x2="22.156cm" svg:y2="15.832cm" draw:start-shape="id26" draw:start-glue-point="2" draw:end-shape="id30" draw:end-glue-point="4" svg:d="m22151 14208v812h5v812">
          <text:p/>
        </draw:connector>
        <draw:connector draw:style-name="gr15" draw:text-style-name="P4" draw:layer="layout" svg:x1="21.135cm" svg:y1="6.334cm" svg:x2="19.288cm" svg:y2="10.652cm" draw:start-shape="id22" draw:start-glue-point="5" draw:end-shape="id31" draw:end-glue-point="0" svg:d="m21135 6334h-1847v4318">
          <text:p/>
        </draw:connector>
        <draw:connector draw:style-name="gr16" draw:text-style-name="P4" draw:layer="layout" svg:x1="21.12cm" svg:y1="11.668cm" svg:x2="20.558cm" svg:y2="11.668cm" draw:start-shape="id25" draw:start-glue-point="3" draw:end-shape="id31" draw:end-glue-point="1" svg:d="m21120 11668h-562">
          <text:p/>
        </draw:connector>
        <draw:custom-shape draw:style-name="gr8" draw:text-style-name="P3" draw:id="id35" draw:layer="layout" svg:width="1.016cm" svg:height="0.762cm" svg:x="3.032cm" svg:y="15.986cm">
          <text:p text:style-name="P3"><text:span text:style-name="T2">don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0" draw:text-style-name="P8" draw:layer="layout" svg:width="3.622cm" svg:height="0.725cm" svg:x="16.748cm" svg:y="16.24cm">
          <draw:text-box>
            <text:p text:style-name="P8"><text:span text:style-name="T7">bsProxy Server</text:span></text:p>
          </draw:text-box>
        </draw:frame>
        <draw:connector draw:style-name="gr11" draw:text-style-name="P4" draw:layer="layout" svg:x1="6.334cm" svg:y1="11.725cm" svg:x2="6.334cm" svg:y2="12.938cm" draw:start-shape="id10" draw:start-glue-point="2" draw:end-shape="id32" draw:end-glue-point="4" svg:d="m6334 11725v1213">
          <text:p/>
        </draw:connector>
        <draw:connector draw:style-name="gr11" draw:text-style-name="P4" draw:layer="layout" draw:line-skew="0cm -1.772cm -0.515cm" svg:x1="6.334cm" svg:y1="15.986cm" svg:x2="3.54cm" svg:y2="12.938cm" draw:start-shape="id33" draw:start-glue-point="8" draw:end-shape="id34" draw:end-glue-point="0" svg:d="m6334 15986v502h-762v-4566h-2032v1016">
          <text:p/>
        </draw:connector>
        <draw:connector draw:style-name="gr11" draw:text-style-name="P4" draw:layer="layout" svg:x1="6.334cm" svg:y1="13.954cm" svg:x2="6.334cm" svg:y2="14.97cm" draw:start-shape="id32" draw:start-glue-point="8" draw:end-shape="id33" draw:end-glue-point="4" svg:d="m6334 13954v1016">
          <text:p/>
        </draw:connector>
        <draw:connector draw:style-name="gr11" draw:text-style-name="P4" draw:layer="layout" svg:x1="3.54cm" svg:y1="14.97cm" svg:x2="3.54cm" svg:y2="15.986cm" draw:start-shape="id34" draw:start-glue-point="2" draw:end-shape="id35" draw:end-glue-point="4" svg:d="m3540 14970v1016">
          <text:p/>
        </draw:connector>
        <draw:connector draw:style-name="gr9" draw:text-style-name="P4" draw:layer="layout" svg:x1="2.016cm" svg:y1="13.954cm" svg:x2="0.853cm" svg:y2="13.964cm" draw:start-shape="id34" draw:start-glue-point="3" svg:d="m2016 13954h-832v10h-331">
          <text:p/>
        </draw:connector>
        <draw:frame draw:style-name="gr10" draw:text-style-name="P5" draw:layer="layout" svg:width="1.052cm" svg:height="0.645cm" svg:x="15.478cm" svg:y="5.572cm">
          <draw:text-box>
            <text:p text:style-name="P5"><text:span text:style-name="T2">yes</text:span></text:p>
          </draw:text-box>
        </draw:frame>
        <draw:frame draw:style-name="gr10" draw:text-style-name="P5" draw:layer="layout" svg:width="0.891cm" svg:height="0.645cm" svg:x="14.841cm" svg:y="7.213cm">
          <draw:text-box>
            <text:p text:style-name="P5"><text:span text:style-name="T2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in Knight</meta:initial-creator>
    <meta:creation-date>2010-09-06T12:48:54</meta:creation-date>
    <dc:date>2010-09-08T12:50:24</dc:date>
    <dc:creator>Robin Knight</dc:creator>
    <meta:editing-duration>PT28H02M59S</meta:editing-duration>
    <meta:editing-cycles>8</meta:editing-cycles>
    <meta:generator>OpenOffice.org/3.2$Linux OpenOffice.org_project/320m12$Build-9483</meta:generator>
    <dc:title>BotSense bsProxy Open Device Request Flow Chart</dc:title>
    <meta:document-statistic meta:object-count="77"/>
  </office:meta>
</office:document-meta>
</file>